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ac73c" officeooo:paragraph-rsid="001ac73c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officeooo:rsid="001b841c" officeooo:paragraph-rsid="001b841c" style:font-size-asian="20pt" style:font-size-complex="20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Ubuntu" fo:font-size="20pt" officeooo:rsid="001ac73c" officeooo:paragraph-rsid="001ac73c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20pt" officeooo:rsid="001ac73c" officeooo:paragraph-rsid="001ac73c" style:font-size-asian="20pt" style:font-size-complex="20pt"/>
    </style:style>
    <style:style style:name="P6" style:family="paragraph" style:parent-style-name="Standard">
      <style:text-properties style:font-name="Ubuntu" fo:font-size="14pt" style:font-size-asian="14pt" style:font-size-complex="14pt"/>
    </style:style>
    <style:style style:name="P7" style:family="paragraph" style:parent-style-name="Standard">
      <style:text-properties style:font-name="Ubuntu" fo:font-size="14pt" officeooo:rsid="001ab351" officeooo:paragraph-rsid="001ab351" style:font-size-asian="14pt" style:font-size-complex="14pt"/>
    </style:style>
    <style:style style:name="P8" style:family="paragraph" style:parent-style-name="Standard">
      <style:text-properties style:font-name="Ubuntu" fo:font-size="14pt" officeooo:rsid="001ab351" officeooo:paragraph-rsid="001ac07d" style:font-size-asian="14pt" style:font-size-complex="14pt"/>
    </style:style>
    <style:style style:name="P9" style:family="paragraph" style:parent-style-name="Standard">
      <style:text-properties style:font-name="Ubuntu" fo:font-size="14pt" officeooo:rsid="001ab351" officeooo:paragraph-rsid="001ac73c" style:font-size-asian="14pt" style:font-size-complex="14pt"/>
    </style:style>
    <style:style style:name="P10" style:family="paragraph" style:parent-style-name="Standard">
      <style:text-properties style:font-name="Ubuntu" fo:font-size="14pt" officeooo:rsid="001ac73c" officeooo:paragraph-rsid="001ac73c" style:font-size-asian="14pt" style:font-size-complex="14pt"/>
    </style:style>
    <style:style style:name="P11" style:family="paragraph" style:parent-style-name="Standard">
      <style:text-properties style:font-name="Ubuntu" fo:font-size="14pt" officeooo:rsid="001ac07d" officeooo:paragraph-rsid="001ac07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officeooo:rsid="001c5965" officeooo:paragraph-rsid="001c5965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officeooo:rsid="001deca0" officeooo:paragraph-rsid="001deca0" style:font-size-asian="12.25pt" style:font-size-complex="14pt"/>
    </style:style>
    <style:style style:name="P14" style:family="paragraph" style:parent-style-name="Standard" style:list-style-name="L1">
      <style:text-properties style:font-name="Ubuntu" fo:font-size="16pt" officeooo:rsid="001b841c" officeooo:paragraph-rsid="001b841c" style:font-size-asian="16pt" style:font-size-complex="16pt"/>
    </style:style>
    <style:style style:name="P15" style:family="paragraph" style:parent-style-name="Standard" style:list-style-name="L1">
      <style:text-properties style:font-name="Ubuntu" officeooo:rsid="001b841c" officeooo:paragraph-rsid="001b841c"/>
    </style:style>
    <style:style style:name="P16" style:family="paragraph" style:parent-style-name="Standard" style:list-style-name="L1">
      <style:text-properties style:font-name="Ubuntu" officeooo:rsid="00218d4f" officeooo:paragraph-rsid="00218d4f"/>
    </style:style>
    <style:style style:name="P17" style:family="paragraph" style:parent-style-name="Standard">
      <style:paragraph-properties fo:text-align="start" style:justify-single-word="false"/>
      <style:text-properties style:font-name="Ubuntu" fo:font-size="14pt" officeooo:rsid="00218d4f" officeooo:paragraph-rsid="001deca0" style:font-size-asian="12.25pt" style:font-size-complex="14pt"/>
    </style:style>
    <style:style style:name="T1" style:family="text">
      <style:text-properties officeooo:rsid="001ac07d"/>
    </style:style>
    <style:style style:name="T2" style:family="text">
      <style:text-properties officeooo:rsid="001ac73c"/>
    </style:style>
    <style:style style:name="T3" style:family="text">
      <style:text-properties officeooo:rsid="001ad274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201e95" style:font-size-asian="16pt" style:font-size-complex="16pt"/>
    </style:style>
    <style:style style:name="T6" style:family="text">
      <style:text-properties officeooo:rsid="001f867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5. Entidad bancaria</text:p>
      <text:p text:style-name="P6"/>
      <text:p text:style-name="P7">Provincia (Cod, Nombre)</text:p>
      <text:p text:style-name="P7"><text:tab/>pk: Cod</text:p>
      <text:p text:style-name="P7"/>
      <text:p text:style-name="P7">ciudad (cod, Nombre, cod_prov)</text:p>
      <text:p text:style-name="P7"><text:tab/>pk: cod, cod_prov</text:p>
      <text:p text:style-name="P7"><text:tab/>vnn: cod_prov</text:p>
      <text:p text:style-name="P7"/>
      <text:p text:style-name="P7">calle (Nombre, cod_ciu, cod_prov)</text:p>
      <text:p text:style-name="P7"><text:tab/>pk: Nombre, cod_ciu, cod_prov</text:p>
      <text:p text:style-name="P7"><text:tab/>fk: cod_ciu, cod_prov → ciudad cod, ciudad cod_prov</text:p>
      <text:p text:style-name="P7"><text:tab/>vnn: cod_ciu, cod_prov</text:p>
      <text:p text:style-name="P7"/>
      <text:p text:style-name="P7">cliente (Nombre, edad, nom_calle, cod_ciudad, cod, prov)</text:p>
      <text:p text:style-name="P7"><text:tab/><text:span text:style-name="T1">pk: Nombre</text:span></text:p>
      <text:p text:style-name="P8"><text:tab/><text:span text:style-name="T1">fk: Nombre_calle, cod_ciu, cod_prov →calle_nombre, </text:span><text:span text:style-name="T3">calle_cod_ciu, <text:tab/> <text:s text:c="5"/>calle_cod_prov</text:span></text:p>
      <text:p text:style-name="P8"><text:span text:style-name="T1"><text:tab/>vnn:</text:span><text:span text:style-name="T2">nom_call, cod_ciu, cod_prov</text:span></text:p>
      <text:p text:style-name="P8"/>
      <text:p text:style-name="P11">entidad_bancaria (cod, nombre, sede, sucursal)</text:p>
      <text:p text:style-name="P11"><text:tab/>pk:cod</text:p>
      <text:p text:style-name="P8"/>
      <text:p text:style-name="P11">Sucursal (Numero, director, cod_banco)</text:p>
      <text:p text:style-name="P11"><text:tab/>pk: Numero, cod_banco</text:p>
      <text:p text:style-name="P9"><text:span text:style-name="T1"><text:tab/>fk: cod_banco → </text:span><text:span text:style-name="T2">entidad_banco_cod</text:span></text:p>
      <text:p text:style-name="P9"/>
      <text:p text:style-name="P10">cuenta ( cod, saldo, numero_sucur, cod_banco, tipo_cuenta)</text:p>
      <text:p text:style-name="P9"><text:span text:style-name="T1"><text:tab/></text:span><text:span text:style-name="T2">pk: </text:span><text:span text:style-name="T1"><text:s/></text:span><text:span text:style-name="T2">cod, numero_sucur, cod_banco</text:span></text:p>
      <text:p text:style-name="P9"><text:tab/><text:span text:style-name="T2">fk: numero_sucur, cod_banco → sucur_numero, <text:s/>sucursal,cod_banco.</text:span></text:p>
      <text:p text:style-name="P9"><text:tab/> <text:s text:c="5"/><text:span text:style-name="T2">tipo_cuenta → tipo_cuenta_cod</text:span></text:p>
      <text:p text:style-name="P9"><text:tab/><text:span text:style-name="T2">vnn: tipo_cuenta</text:span></text:p>
      <text:p text:style-name="P9"/>
      <text:p text:style-name="P10">tipo_cuenta (cod, descripcion)</text:p>
      <text:p text:style-name="P10"><text:tab/>pk: cod</text:p>
      <text:p text:style-name="P10"/>
      <text:p text:style-name="P1"/>
      <text:p text:style-name="P4">Actividad 3. Casas rurales</text:p>
      <text:p text:style-name="P5"/>
      <text:p text:style-name="P12">casa_rural ( Nombre, situacion, desayuno_si/no)</text:p>
      <text:p text:style-name="P12"><text:tab/>pk: Nombre</text:p>
      <text:p text:style-name="P12"/>
      <text:p text:style-name="P12">habitacion (num_hab, descripcion, precio)</text:p>
      <text:p text:style-name="P12"><text:tab/>pk: num_hab, casa_rural_nombre</text:p>
      <text:p text:style-name="P12"><text:tab/>fk: casa_rural_nombre</text:p>
      <text:p text:style-name="P12"><text:tab/>vnn: casa_rural_nombre</text:p>
      <text:p text:style-name="P12"/>
      <text:p text:style-name="P13">provincia (cod_prov, nombre, Nº_habitantes, extenssion)</text:p>
      <text:p text:style-name="P13"><text:tab/>pk: cod_prov</text:p>
      <text:p text:style-name="P13"/>
      <text:p text:style-name="P13">localidad (cod_local, nombre, Nº_habitantes)</text:p>
      <text:p text:style-name="P13"><text:tab/>pk: cod_local, cod_prov</text:p>
      <text:p text:style-name="P13"><text:tab/>fk: cod_prov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>
      <style:text-properties fo:font-size="16pt" style:font-size-asian="14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7:32:16.632111172</meta:creation-date>
    <dc:date>2024-10-23T17:15:08.426629379</dc:date>
    <meta:editing-duration>PT30M33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8" meta:word-count="138" meta:character-count="1192" meta:non-whitespace-character-count="1053"/>
  </office:meta>
</office:document-meta>
</file>